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833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ta1" style:family="table" style:master-page-name="PageStyle_5f_Лист1">
      <style:table-properties table:display="true" style:writing-mode="lr-tb"/>
    </style:style>
    <style:style style:name="ta2" style:family="table" style:master-page-name="PageStyle_5f_Лист2">
      <style:table-properties table:display="true" style:writing-mode="lr-tb"/>
    </style:style>
    <style:style style:name="ta3" style:family="table" style:master-page-name="PageStyle_5f_Лист3">
      <style:table-properties table:display="true" style:writing-mode="lr-tb"/>
    </style:style>
    <style:style style:name="ce1" style:family="table-cell" style:parent-style-name="Default">
      <style:table-cell-properties fo:background-color="#ffff00" style:rotation-align="none"/>
    </style:style>
    <style:style style:name="ce2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Лист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office:value-type="string" calcext:value-type="string">
            <text:p>_id</text:p>
          </table:table-cell>
          <table:table-cell office:value-type="string" calcext:value-type="string">
            <text:p>name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Алушта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Глебовка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Джанкой</text:p>
          </table:table-cell>
          <table:table-cell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Евпатория</text:p>
          </table:table-cell>
          <table:table-cell table:number-columns-repeated="102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Керчь</text:p>
          </table:table-cell>
          <table:table-cell table:number-columns-repeated="102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Николаевка</text:p>
          </table:table-cell>
          <table:table-cell table:number-columns-repeated="102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Саки</text:p>
          </table:table-cell>
          <table:table-cell table:number-columns-repeated="102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Севастополь</text:p>
          </table:table-cell>
          <table:table-cell table:number-columns-repeated="102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Симферополь</text:p>
          </table:table-cell>
          <table:table-cell table:number-columns-repeated="102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Судак</text:p>
          </table:table-cell>
          <table:table-cell table:number-columns-repeated="102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Феодосия</text:p>
          </table:table-cell>
          <table:table-cell table:number-columns-repeated="102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Черноморское</text:p>
          </table:table-cell>
          <table:table-cell table:number-columns-repeated="102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Ялта</text:p>
          </table:table-cell>
          <table:table-cell table:number-columns-repeated="102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Бар</text:p>
          </table:table-cell>
          <table:table-cell table:number-columns-repeated="102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Брацлав</text:p>
          </table:table-cell>
          <table:table-cell table:number-columns-repeated="102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Винница</text:p>
          </table:table-cell>
          <table:table-cell table:number-columns-repeated="102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Вороновица</text:p>
          </table:table-cell>
          <table:table-cell table:number-columns-repeated="102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Гайсин</text:p>
          </table:table-cell>
          <table:table-cell table:number-columns-repeated="102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Ждановка</text:p>
          </table:table-cell>
          <table:table-cell table:number-columns-repeated="102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Жмеринка</text:p>
          </table:table-cell>
          <table:table-cell table:number-columns-repeated="102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Калиновка</text:p>
          </table:table-cell>
          <table:table-cell table:number-columns-repeated="102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Могилев-Подольский</text:p>
          </table:table-cell>
          <table:table-cell table:number-columns-repeated="102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Томашполь</text:p>
          </table:table-cell>
          <table:table-cell table:number-columns-repeated="102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Тростянец</text:p>
          </table:table-cell>
          <table:table-cell table:number-columns-repeated="102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Тульчин</text:p>
          </table:table-cell>
          <table:table-cell table:number-columns-repeated="102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Хмельник</text:p>
          </table:table-cell>
          <table:table-cell table:number-columns-repeated="102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Владимир-Волынский</text:p>
          </table:table-cell>
          <table:table-cell table:number-columns-repeated="102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Ковель</text:p>
          </table:table-cell>
          <table:table-cell table:number-columns-repeated="102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Луцк</text:p>
          </table:table-cell>
          <table:table-cell table:number-columns-repeated="102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Нововолынск</text:p>
          </table:table-cell>
          <table:table-cell table:number-columns-repeated="102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Прилесное</text:p>
          </table:table-cell>
          <table:table-cell table:number-columns-repeated="102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Рованцы</text:p>
          </table:table-cell>
          <table:table-cell table:number-columns-repeated="102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Струмовка</text:p>
          </table:table-cell>
          <table:table-cell table:number-columns-repeated="102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Вербки</text:p>
          </table:table-cell>
          <table:table-cell table:number-columns-repeated="102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Днепродзержинск</text:p>
          </table:table-cell>
          <table:table-cell table:number-columns-repeated="102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Днепропетровск</text:p>
          </table:table-cell>
          <table:table-cell table:number-columns-repeated="102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Елизаветовка</text:p>
          </table:table-cell>
          <table:table-cell table:number-columns-repeated="102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Желтые Воды</text:p>
          </table:table-cell>
          <table:table-cell table:number-columns-repeated="102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Каменское</text:p>
          </table:table-cell>
          <table:table-cell table:number-columns-repeated="102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Коломийцы</text:p>
          </table:table-cell>
          <table:table-cell table:number-columns-repeated="102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Кривой Рог</text:p>
          </table:table-cell>
          <table:table-cell table:number-columns-repeated="102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Магдалиновка</text:p>
          </table:table-cell>
          <table:table-cell table:number-columns-repeated="102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Марганец</text:p>
          </table:table-cell>
          <table:table-cell table:number-columns-repeated="102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Нива Трудовая</text:p>
          </table:table-cell>
          <table:table-cell table:number-columns-repeated="102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Никополь</text:p>
          </table:table-cell>
          <table:table-cell table:number-columns-repeated="102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Новомосковск</text:p>
          </table:table-cell>
          <table:table-cell table:number-columns-repeated="102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Павлоград</text:p>
          </table:table-cell>
          <table:table-cell table:number-columns-repeated="102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Покровское</text:p>
          </table:table-cell>
          <table:table-cell table:number-columns-repeated="102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Просяна</text:p>
          </table:table-cell>
          <table:table-cell table:number-columns-repeated="102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Пятихатки</text:p>
          </table:table-cell>
          <table:table-cell table:number-columns-repeated="102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Синельниково</text:p>
          </table:table-cell>
          <table:table-cell table:number-columns-repeated="102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Славгород</text:p>
          </table:table-cell>
          <table:table-cell table:number-columns-repeated="102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Терновка</text:p>
          </table:table-cell>
          <table:table-cell table:number-columns-repeated="102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Червоногригоровка</text:p>
          </table:table-cell>
          <table:table-cell table:number-columns-repeated="102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Широкое</text:p>
          </table:table-cell>
          <table:table-cell table:number-columns-repeated="1022"/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2" office:value-type="string" calcext:value-type="string">
            <text:p>Юрьевка</text:p>
          </table:table-cell>
          <table:table-cell table:number-columns-repeated="102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Артемовск</text:p>
          </table:table-cell>
          <table:table-cell table:number-columns-repeated="102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Белицкое</text:p>
          </table:table-cell>
          <table:table-cell table:number-columns-repeated="102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Белозерское</text:p>
          </table:table-cell>
          <table:table-cell table:number-columns-repeated="102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Горловка</text:p>
          </table:table-cell>
          <table:table-cell table:number-columns-repeated="102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Горняк</text:p>
          </table:table-cell>
          <table:table-cell table:number-columns-repeated="1022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Дзержинск</text:p>
          </table:table-cell>
          <table:table-cell table:number-columns-repeated="102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Доброполье</text:p>
          </table:table-cell>
          <table:table-cell table:number-columns-repeated="102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Донецк</text:p>
          </table:table-cell>
          <table:table-cell table:number-columns-repeated="102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Дружковка</text:p>
          </table:table-cell>
          <table:table-cell table:number-columns-repeated="102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Енакиево</text:p>
          </table:table-cell>
          <table:table-cell table:number-columns-repeated="102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Константиновка</text:p>
          </table:table-cell>
          <table:table-cell table:number-columns-repeated="102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Краматорск</text:p>
          </table:table-cell>
          <table:table-cell table:number-columns-repeated="1022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Красноармейск</text:p>
          </table:table-cell>
          <table:table-cell table:number-columns-repeated="102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Красный Луч</text:p>
          </table:table-cell>
          <table:table-cell table:number-columns-repeated="102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Курицино</text:p>
          </table:table-cell>
          <table:table-cell table:number-columns-repeated="102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Макеевка</text:p>
          </table:table-cell>
          <table:table-cell table:number-columns-repeated="102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Мариуполь</text:p>
          </table:table-cell>
          <table:table-cell table:number-columns-repeated="102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Марьинка</text:p>
          </table:table-cell>
          <table:table-cell table:number-columns-repeated="102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Новогродовка</text:p>
          </table:table-cell>
          <table:table-cell table:number-columns-repeated="1022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Новодонецкое</text:p>
          </table:table-cell>
          <table:table-cell table:number-columns-repeated="1022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Новоиверское</text:p>
          </table:table-cell>
          <table:table-cell table:number-columns-repeated="102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Новокрасновка </text:p>
          </table:table-cell>
          <table:table-cell table:number-columns-repeated="1022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Новолуганское</text:p>
          </table:table-cell>
          <table:table-cell table:number-columns-repeated="102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Новоукраинка</text:p>
          </table:table-cell>
          <table:table-cell table:number-columns-repeated="1022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Оленевка</text:p>
          </table:table-cell>
          <table:table-cell table:number-columns-repeated="1022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Парасковиевка</text:p>
          </table:table-cell>
          <table:table-cell table:number-columns-repeated="1022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Петропавловка</text:p>
          </table:table-cell>
          <table:table-cell table:number-columns-repeated="1022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Северное</text:p>
          </table:table-cell>
          <table:table-cell table:number-columns-repeated="102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Селидово</text:p>
          </table:table-cell>
          <table:table-cell table:number-columns-repeated="1022"/>
        </table:table-row>
        <table:table-row table:style-name="ro1">
          <table:table-cell office:value-type="float" office:value="86" calcext:value-type="float">
            <text:p>86</text:p>
          </table:table-cell>
          <table:table-cell table:style-name="ce2" office:value-type="string" calcext:value-type="string">
            <text:p>Славянск</text:p>
          </table:table-cell>
          <table:table-cell table:number-columns-repeated="1022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Снежное</text:p>
          </table:table-cell>
          <table:table-cell table:number-columns-repeated="1022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Соледар</text:p>
          </table:table-cell>
          <table:table-cell table:number-columns-repeated="1022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Торез</text:p>
          </table:table-cell>
          <table:table-cell table:number-columns-repeated="102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Угледар</text:p>
          </table:table-cell>
          <table:table-cell table:number-columns-repeated="1022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Удачное</text:p>
          </table:table-cell>
          <table:table-cell table:number-columns-repeated="1022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Украинск</text:p>
          </table:table-cell>
          <table:table-cell table:number-columns-repeated="1022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Ханженково</text:p>
          </table:table-cell>
          <table:table-cell table:number-columns-repeated="1022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Харцызск</text:p>
          </table:table-cell>
          <table:table-cell table:number-columns-repeated="1022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Шахтерск</text:p>
          </table:table-cell>
          <table:table-cell table:number-columns-repeated="1022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Бердичев</text:p>
          </table:table-cell>
          <table:table-cell table:number-columns-repeated="1022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Житомир</text:p>
          </table:table-cell>
          <table:table-cell table:number-columns-repeated="1022"/>
        </table:table-row>
        <table:table-row table:style-name="ro1">
          <table:table-cell office:value-type="float" office:value="98" calcext:value-type="float">
            <text:p>98</text:p>
          </table:table-cell>
          <table:table-cell table:style-name="ce3" office:value-type="string" calcext:value-type="string">
            <text:p>Заречаны</text:p>
          </table:table-cell>
          <table:table-cell table:number-columns-repeated="1022"/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ce2" office:value-type="string" calcext:value-type="string">
            <text:p>Коростень</text:p>
          </table:table-cell>
          <table:table-cell table:number-columns-repeated="102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Коростышев</text:p>
          </table:table-cell>
          <table:table-cell table:number-columns-repeated="102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Любар</text:p>
          </table:table-cell>
          <table:table-cell table:number-columns-repeated="1022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Новоград-Волынский</text:p>
          </table:table-cell>
          <table:table-cell table:number-columns-repeated="1022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Овруч</text:p>
          </table:table-cell>
          <table:table-cell table:number-columns-repeated="1022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Попельня</text:p>
          </table:table-cell>
          <table:table-cell table:number-columns-repeated="1022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Ружин</text:p>
          </table:table-cell>
          <table:table-cell table:number-columns-repeated="1022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Берегово</text:p>
          </table:table-cell>
          <table:table-cell table:number-columns-repeated="1022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Иршава</text:p>
          </table:table-cell>
          <table:table-cell table:number-columns-repeated="1022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Мукачево</text:p>
          </table:table-cell>
          <table:table-cell table:number-columns-repeated="102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Оноковцы</text:p>
          </table:table-cell>
          <table:table-cell table:number-columns-repeated="102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Свалява</text:p>
          </table:table-cell>
          <table:table-cell table:number-columns-repeated="102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Солочин</text:p>
          </table:table-cell>
          <table:table-cell table:number-columns-repeated="102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Тячев</text:p>
          </table:table-cell>
          <table:table-cell table:number-columns-repeated="1022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Ужгород</text:p>
          </table:table-cell>
          <table:table-cell table:number-columns-repeated="1022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Хуст</text:p>
          </table:table-cell>
          <table:table-cell table:number-columns-repeated="1022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Бердянск</text:p>
          </table:table-cell>
          <table:table-cell table:number-columns-repeated="1022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Васильевка</text:p>
          </table:table-cell>
          <table:table-cell table:number-columns-repeated="1022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Веселое</text:p>
          </table:table-cell>
          <table:table-cell table:number-columns-repeated="1022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Владимировское</text:p>
          </table:table-cell>
          <table:table-cell table:number-columns-repeated="1022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Гуляйполе</text:p>
          </table:table-cell>
          <table:table-cell table:number-columns-repeated="1022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Запорожье</text:p>
          </table:table-cell>
          <table:table-cell table:number-columns-repeated="1022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Каменка-Днепровская</text:p>
          </table:table-cell>
          <table:table-cell table:number-columns-repeated="1022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Мелитополь</text:p>
          </table:table-cell>
          <table:table-cell table:number-columns-repeated="1022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Орехов</text:p>
          </table:table-cell>
          <table:table-cell table:number-columns-repeated="1022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Пологи</text:p>
          </table:table-cell>
          <table:table-cell table:number-columns-repeated="1022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Пришиб</text:p>
          </table:table-cell>
          <table:table-cell table:number-columns-repeated="1022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Токмак</text:p>
          </table:table-cell>
          <table:table-cell table:number-columns-repeated="1022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Энергодар</text:p>
          </table:table-cell>
          <table:table-cell table:number-columns-repeated="102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Брошнив-Осада</text:p>
          </table:table-cell>
          <table:table-cell table:number-columns-repeated="1022"/>
        </table:table-row>
        <table:table-row table:style-name="ro1">
          <table:table-cell office:value-type="float" office:value="129" calcext:value-type="float">
            <text:p>129</text:p>
          </table:table-cell>
          <table:table-cell table:style-name="ce2" office:value-type="string" calcext:value-type="string">
            <text:p>Ворохта</text:p>
          </table:table-cell>
          <table:table-cell table:number-columns-repeated="1022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Ивано-Франковск</text:p>
          </table:table-cell>
          <table:table-cell table:number-columns-repeated="1022"/>
        </table:table-row>
        <table:table-row table:style-name="ro1">
          <table:table-cell office:value-type="float" office:value="131" calcext:value-type="float">
            <text:p>131</text:p>
          </table:table-cell>
          <table:table-cell table:style-name="ce2" office:value-type="string" calcext:value-type="string">
            <text:p>Калуш</text:p>
          </table:table-cell>
          <table:table-cell table:number-columns-repeated="1022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Коломыя</text:p>
          </table:table-cell>
          <table:table-cell table:number-columns-repeated="1022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Надворная</text:p>
          </table:table-cell>
          <table:table-cell table:number-columns-repeated="1022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Ямница</text:p>
          </table:table-cell>
          <table:table-cell table:number-columns-repeated="1022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Яремча</text:p>
          </table:table-cell>
          <table:table-cell table:number-columns-repeated="1022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Барышевка</text:p>
          </table:table-cell>
          <table:table-cell table:number-columns-repeated="1022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Белая Церковь</text:p>
          </table:table-cell>
          <table:table-cell table:number-columns-repeated="1022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Белогородка</text:p>
          </table:table-cell>
          <table:table-cell table:number-columns-repeated="1022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Березань</text:p>
          </table:table-cell>
          <table:table-cell table:number-columns-repeated="1022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Борисполь</text:p>
          </table:table-cell>
          <table:table-cell table:number-columns-repeated="1022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Бородянка</text:p>
          </table:table-cell>
          <table:table-cell table:number-columns-repeated="1022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Боярка</text:p>
          </table:table-cell>
          <table:table-cell table:number-columns-repeated="1022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Бровары</text:p>
          </table:table-cell>
          <table:table-cell table:number-columns-repeated="1022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Буча</text:p>
          </table:table-cell>
          <table:table-cell table:number-columns-repeated="102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Васильков</text:p>
          </table:table-cell>
          <table:table-cell table:number-columns-repeated="1022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Вишневое</text:p>
          </table:table-cell>
          <table:table-cell table:number-columns-repeated="1022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Володарка</text:p>
          </table:table-cell>
          <table:table-cell table:number-columns-repeated="1022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Вышгород</text:p>
          </table:table-cell>
          <table:table-cell table:number-columns-repeated="1022"/>
        </table:table-row>
        <table:table-row table:style-name="ro1">
          <table:table-cell office:value-type="float" office:value="149" calcext:value-type="float">
            <text:p>149</text:p>
          </table:table-cell>
          <table:table-cell table:style-name="ce2" office:value-type="string" calcext:value-type="string">
            <text:p>Гостомель</text:p>
          </table:table-cell>
          <table:table-cell table:number-columns-repeated="1022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Дымер</text:p>
          </table:table-cell>
          <table:table-cell table:number-columns-repeated="102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Зикрачи</text:p>
          </table:table-cell>
          <table:table-cell table:number-columns-repeated="1022"/>
        </table:table-row>
        <table:table-row table:style-name="ro1">
          <table:table-cell office:value-type="float" office:value="152" calcext:value-type="float">
            <text:p>152</text:p>
          </table:table-cell>
          <table:table-cell table:style-name="ce2" office:value-type="string" calcext:value-type="string">
            <text:p>Ирпень</text:p>
          </table:table-cell>
          <table:table-cell table:number-columns-repeated="1022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Кагарлык</text:p>
          </table:table-cell>
          <table:table-cell table:number-columns-repeated="1022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Киев</text:p>
          </table:table-cell>
          <table:table-cell table:number-columns-repeated="1022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Любарцы</text:p>
          </table:table-cell>
          <table:table-cell table:number-columns-repeated="1022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Макаров</text:p>
          </table:table-cell>
          <table:table-cell table:number-columns-repeated="1022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Мироновка</text:p>
          </table:table-cell>
          <table:table-cell table:number-columns-repeated="1022"/>
        </table:table-row>
        <table:table-row table:style-name="ro1">
          <table:table-cell office:value-type="float" office:value="158" calcext:value-type="float">
            <text:p>158</text:p>
          </table:table-cell>
          <table:table-cell table:style-name="ce2" office:value-type="string" calcext:value-type="string">
            <text:p>Обухов</text:p>
          </table:table-cell>
          <table:table-cell table:number-columns-repeated="1022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Переяслав-Хмельницкий</text:p>
          </table:table-cell>
          <table:table-cell table:number-columns-repeated="1022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Песковка</text:p>
          </table:table-cell>
          <table:table-cell table:number-columns-repeated="1022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Пилиповичи</text:p>
          </table:table-cell>
          <table:table-cell table:number-columns-repeated="1022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Свидовок</text:p>
          </table:table-cell>
          <table:table-cell table:number-columns-repeated="1022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Сквира</text:p>
          </table:table-cell>
          <table:table-cell table:number-columns-repeated="1022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Ставище</text:p>
          </table:table-cell>
          <table:table-cell table:number-columns-repeated="1022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Тараща</text:p>
          </table:table-cell>
          <table:table-cell table:number-columns-repeated="1022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Тетиев</text:p>
          </table:table-cell>
          <table:table-cell table:number-columns-repeated="1022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Украинка</text:p>
          </table:table-cell>
          <table:table-cell table:number-columns-repeated="1022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Фастов</text:p>
          </table:table-cell>
          <table:table-cell table:number-columns-repeated="1022"/>
        </table:table-row>
        <table:table-row table:style-name="ro1">
          <table:table-cell office:value-type="float" office:value="169" calcext:value-type="float">
            <text:p>169</text:p>
          </table:table-cell>
          <table:table-cell table:style-name="ce2" office:value-type="string" calcext:value-type="string">
            <text:p>Ходосовка</text:p>
          </table:table-cell>
          <table:table-cell table:number-columns-repeated="1022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Чубинское</text:p>
          </table:table-cell>
          <table:table-cell table:number-columns-repeated="1022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Яготин</text:p>
          </table:table-cell>
          <table:table-cell table:number-columns-repeated="1022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Александрия</text:p>
          </table:table-cell>
          <table:table-cell table:number-columns-repeated="1022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Алексеевка</text:p>
          </table:table-cell>
          <table:table-cell table:number-columns-repeated="1022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Горный</text:p>
          </table:table-cell>
          <table:table-cell table:number-columns-repeated="1022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Кировоград</text:p>
          </table:table-cell>
          <table:table-cell table:number-columns-repeated="1022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Малая Виска</text:p>
          </table:table-cell>
          <table:table-cell table:number-columns-repeated="1022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Неопалимовка</text:p>
          </table:table-cell>
          <table:table-cell table:number-columns-repeated="1022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Новая Прага</text:p>
          </table:table-cell>
          <table:table-cell table:number-columns-repeated="1022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Побугское</text:p>
          </table:table-cell>
          <table:table-cell table:number-columns-repeated="1022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Светловодск</text:p>
          </table:table-cell>
          <table:table-cell table:number-columns-repeated="1022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Смолино</text:p>
          </table:table-cell>
          <table:table-cell table:number-columns-repeated="1022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Соколовское</text:p>
          </table:table-cell>
          <table:table-cell table:number-columns-repeated="1022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Александровка</text:p>
          </table:table-cell>
          <table:table-cell table:number-columns-repeated="1022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Алчевск</text:p>
          </table:table-cell>
          <table:table-cell table:number-columns-repeated="1022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Антрацит</text:p>
          </table:table-cell>
          <table:table-cell table:number-columns-repeated="1022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Вахрушево</text:p>
          </table:table-cell>
          <table:table-cell table:number-columns-repeated="1022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Горское</text:p>
          </table:table-cell>
          <table:table-cell table:number-columns-repeated="1022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Дубовский</text:p>
          </table:table-cell>
          <table:table-cell table:number-columns-repeated="1022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Золотое-1</text:p>
          </table:table-cell>
          <table:table-cell table:number-columns-repeated="1022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Золотое-3</text:p>
          </table:table-cell>
          <table:table-cell table:number-columns-repeated="1022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Калининский</text:p>
          </table:table-cell>
          <table:table-cell table:number-columns-repeated="1022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Краснодон</text:p>
          </table:table-cell>
          <table:table-cell table:number-columns-repeated="1022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Крепенский</text:p>
          </table:table-cell>
          <table:table-cell table:number-columns-repeated="1022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Лисичанск</text:p>
          </table:table-cell>
          <table:table-cell table:number-columns-repeated="1022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Луганск</text:p>
          </table:table-cell>
          <table:table-cell table:number-columns-repeated="1022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Лутугино</text:p>
          </table:table-cell>
          <table:table-cell table:number-columns-repeated="1022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Новодружеск</text:p>
          </table:table-cell>
          <table:table-cell table:number-columns-repeated="1022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Первомайск</text:p>
          </table:table-cell>
          <table:table-cell table:number-columns-repeated="1022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Перевальск</text:p>
          </table:table-cell>
          <table:table-cell table:number-columns-repeated="1022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Приволье</text:p>
          </table:table-cell>
          <table:table-cell table:number-columns-repeated="1022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Ровеньки</text:p>
          </table:table-cell>
          <table:table-cell table:number-columns-repeated="1022"/>
        </table:table-row>
        <table:table-row table:style-name="ro1">
          <table:table-cell office:value-type="float" office:value="202" calcext:value-type="float">
            <text:p>202</text:p>
          </table:table-cell>
          <table:table-cell table:style-name="ce2" office:value-type="string" calcext:value-type="string">
            <text:p>Рубежное</text:p>
          </table:table-cell>
          <table:table-cell table:number-columns-repeated="1022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Свердловск</text:p>
          </table:table-cell>
          <table:table-cell table:number-columns-repeated="1022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Северодонецк</text:p>
          </table:table-cell>
          <table:table-cell table:number-columns-repeated="1022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Софиевский</text:p>
          </table:table-cell>
          <table:table-cell table:number-columns-repeated="1022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Стаханов</text:p>
          </table:table-cell>
          <table:table-cell table:number-columns-repeated="1022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Тошковка</text:p>
          </table:table-cell>
          <table:table-cell table:number-columns-repeated="1022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Фащевка</text:p>
          </table:table-cell>
          <table:table-cell table:number-columns-repeated="1022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Шахтерское</text:p>
          </table:table-cell>
          <table:table-cell table:number-columns-repeated="1022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Бобрка</text:p>
          </table:table-cell>
          <table:table-cell table:number-columns-repeated="1022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Броды</text:p>
          </table:table-cell>
          <table:table-cell table:number-columns-repeated="1022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Глухов</text:p>
          </table:table-cell>
          <table:table-cell table:number-columns-repeated="1022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Городок</text:p>
          </table:table-cell>
          <table:table-cell table:number-columns-repeated="1022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Дрогобыч</text:p>
          </table:table-cell>
          <table:table-cell table:number-columns-repeated="1022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Жовква</text:p>
          </table:table-cell>
          <table:table-cell table:number-columns-repeated="1022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Камянка-Бусская</text:p>
          </table:table-cell>
          <table:table-cell table:number-columns-repeated="1022"/>
        </table:table-row>
        <table:table-row table:style-name="ro1">
          <table:table-cell office:value-type="float" office:value="217" calcext:value-type="float">
            <text:p>217</text:p>
          </table:table-cell>
          <table:table-cell table:style-name="ce2" office:value-type="string" calcext:value-type="string">
            <text:p>Липники</text:p>
          </table:table-cell>
          <table:table-cell table:number-columns-repeated="1022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Львов</text:p>
          </table:table-cell>
          <table:table-cell table:number-columns-repeated="1022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Меденичи</text:p>
          </table:table-cell>
          <table:table-cell table:number-columns-repeated="1022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Межиречье</text:p>
          </table:table-cell>
          <table:table-cell table:number-columns-repeated="1022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Мостиская</text:p>
          </table:table-cell>
          <table:table-cell table:number-columns-repeated="1022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Нежухов</text:p>
          </table:table-cell>
          <table:table-cell table:number-columns-repeated="1022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Новый Роздол</text:p>
          </table:table-cell>
          <table:table-cell table:number-columns-repeated="1022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Перемышляны</text:p>
          </table:table-cell>
          <table:table-cell table:number-columns-repeated="1022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Пустомыты</text:p>
          </table:table-cell>
          <table:table-cell table:number-columns-repeated="1022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Радехов</text:p>
          </table:table-cell>
          <table:table-cell table:number-columns-repeated="1022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Силец</text:p>
          </table:table-cell>
          <table:table-cell table:number-columns-repeated="1022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Сколе</text:p>
          </table:table-cell>
          <table:table-cell table:number-columns-repeated="1022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Славское</text:p>
          </table:table-cell>
          <table:table-cell table:number-columns-repeated="1022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Сокаль</text:p>
          </table:table-cell>
          <table:table-cell table:number-columns-repeated="1022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Сокольники</text:p>
          </table:table-cell>
          <table:table-cell table:number-columns-repeated="1022"/>
        </table:table-row>
        <table:table-row table:style-name="ro1">
          <table:table-cell office:value-type="float" office:value="232" calcext:value-type="float">
            <text:p>232</text:p>
          </table:table-cell>
          <table:table-cell table:style-name="ce2" office:value-type="string" calcext:value-type="string">
            <text:p>Стебник</text:p>
          </table:table-cell>
          <table:table-cell table:number-columns-repeated="1022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Стрый</text:p>
          </table:table-cell>
          <table:table-cell table:number-columns-repeated="1022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Трускавец</text:p>
          </table:table-cell>
          <table:table-cell table:number-columns-repeated="1022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Червоноград</text:p>
          </table:table-cell>
          <table:table-cell table:number-columns-repeated="1022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Щирець</text:p>
          </table:table-cell>
          <table:table-cell table:number-columns-repeated="1022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Баштанка</text:p>
          </table:table-cell>
          <table:table-cell table:number-columns-repeated="1022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Вознесенск</text:p>
          </table:table-cell>
          <table:table-cell table:number-columns-repeated="1022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Николаев</text:p>
          </table:table-cell>
          <table:table-cell table:number-columns-repeated="1022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Южноукраинск</text:p>
          </table:table-cell>
          <table:table-cell table:number-columns-repeated="1022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Авангард</text:p>
          </table:table-cell>
          <table:table-cell table:number-columns-repeated="1022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Белгород-Днестровский</text:p>
          </table:table-cell>
          <table:table-cell table:number-columns-repeated="1022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Беляевка</text:p>
          </table:table-cell>
          <table:table-cell table:number-columns-repeated="1022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Благодатное</text:p>
          </table:table-cell>
          <table:table-cell table:number-columns-repeated="1022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Болград</text:p>
          </table:table-cell>
          <table:table-cell table:number-columns-repeated="1022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Великодолинское</text:p>
          </table:table-cell>
          <table:table-cell table:number-columns-repeated="1022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Заводское</text:p>
          </table:table-cell>
          <table:table-cell table:number-columns-repeated="1022"/>
        </table:table-row>
        <table:table-row table:style-name="ro1">
          <table:table-cell office:value-type="float" office:value="248" calcext:value-type="float">
            <text:p>248</text:p>
          </table:table-cell>
          <table:table-cell table:style-name="ce2" office:value-type="string" calcext:value-type="string">
            <text:p>Зеленогорское</text:p>
          </table:table-cell>
          <table:table-cell table:number-columns-repeated="1022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Измаил</text:p>
          </table:table-cell>
          <table:table-cell table:number-columns-repeated="1022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Ильичевск</text:p>
          </table:table-cell>
          <table:table-cell table:number-columns-repeated="1022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Котовск</text:p>
          </table:table-cell>
          <table:table-cell table:number-columns-repeated="1022"/>
        </table:table-row>
        <table:table-row table:style-name="ro1">
          <table:table-cell office:value-type="float" office:value="252" calcext:value-type="float">
            <text:p>252</text:p>
          </table:table-cell>
          <table:table-cell table:style-name="ce2" office:value-type="string" calcext:value-type="string">
            <text:p>Любашовка</text:p>
          </table:table-cell>
          <table:table-cell table:number-columns-repeated="1022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Одесса</text:p>
          </table:table-cell>
          <table:table-cell table:number-columns-repeated="1022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Раздельная</text:p>
          </table:table-cell>
          <table:table-cell table:number-columns-repeated="1022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Сергеевка</text:p>
          </table:table-cell>
          <table:table-cell table:number-columns-repeated="1022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Теплодар</text:p>
          </table:table-cell>
          <table:table-cell table:number-columns-repeated="1022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Фонтанка</text:p>
          </table:table-cell>
          <table:table-cell table:number-columns-repeated="1022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Шабо</text:p>
          </table:table-cell>
          <table:table-cell table:number-columns-repeated="1022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Южный</text:p>
          </table:table-cell>
          <table:table-cell table:number-columns-repeated="1022"/>
        </table:table-row>
        <table:table-row table:style-name="ro1">
          <table:table-cell office:value-type="float" office:value="260" calcext:value-type="float">
            <text:p>260</text:p>
          </table:table-cell>
          <table:table-cell table:style-name="ce2" office:value-type="string" calcext:value-type="string">
            <text:p>Байрак</text:p>
          </table:table-cell>
          <table:table-cell table:number-columns-repeated="1022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Гильцы</text:p>
          </table:table-cell>
          <table:table-cell table:number-columns-repeated="1022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Глобино</text:p>
          </table:table-cell>
          <table:table-cell table:number-columns-repeated="1022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Гребенка</text:p>
          </table:table-cell>
          <table:table-cell table:number-columns-repeated="1022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Зеньков</text:p>
          </table:table-cell>
          <table:table-cell table:number-columns-repeated="1022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Карловка</text:p>
          </table:table-cell>
          <table:table-cell table:number-columns-repeated="1022"/>
        </table:table-row>
        <table:table-row table:style-name="ro1">
          <table:table-cell office:value-type="float" office:value="266" calcext:value-type="float">
            <text:p>266</text:p>
          </table:table-cell>
          <table:table-cell table:style-name="ce2" office:value-type="string" calcext:value-type="string">
            <text:p>Ковалевка</text:p>
          </table:table-cell>
          <table:table-cell table:number-columns-repeated="1022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Комсомольск</text:p>
          </table:table-cell>
          <table:table-cell table:number-columns-repeated="1022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Котельва</text:p>
          </table:table-cell>
          <table:table-cell table:number-columns-repeated="1022"/>
        </table:table-row>
        <table:table-row table:style-name="ro1">
          <table:table-cell office:value-type="float" office:value="269" calcext:value-type="float">
            <text:p>269</text:p>
          </table:table-cell>
          <table:table-cell table:style-name="ce2" office:value-type="string" calcext:value-type="string">
            <text:p>Кременчуг</text:p>
          </table:table-cell>
          <table:table-cell table:number-columns-repeated="1022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Куйбышево</text:p>
          </table:table-cell>
          <table:table-cell table:number-columns-repeated="1022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Лохвица</text:p>
          </table:table-cell>
          <table:table-cell table:number-columns-repeated="1022"/>
        </table:table-row>
        <table:table-row table:style-name="ro1">
          <table:table-cell office:value-type="float" office:value="272" calcext:value-type="float">
            <text:p>272</text:p>
          </table:table-cell>
          <table:table-cell table:style-name="ce2" office:value-type="string" calcext:value-type="string">
            <text:p>Лубны</text:p>
          </table:table-cell>
          <table:table-cell table:number-columns-repeated="1022"/>
        </table:table-row>
        <table:table-row table:style-name="ro1">
          <table:table-cell office:value-type="float" office:value="273" calcext:value-type="float">
            <text:p>273</text:p>
          </table:table-cell>
          <table:table-cell table:style-name="ce2" office:value-type="string" calcext:value-type="string">
            <text:p>Миргород</text:p>
          </table:table-cell>
          <table:table-cell table:number-columns-repeated="1022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Новые Санжары</text:p>
          </table:table-cell>
          <table:table-cell table:number-columns-repeated="1022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Пирятин</text:p>
          </table:table-cell>
          <table:table-cell table:number-columns-repeated="1022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Полтава</text:p>
          </table:table-cell>
          <table:table-cell table:number-columns-repeated="1022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Решетиловка</text:p>
          </table:table-cell>
          <table:table-cell table:number-columns-repeated="1022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Ромодан</text:p>
          </table:table-cell>
          <table:table-cell table:number-columns-repeated="1022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Ульяновка</text:p>
          </table:table-cell>
          <table:table-cell table:number-columns-repeated="1022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Федоровка</text:p>
          </table:table-cell>
          <table:table-cell table:number-columns-repeated="1022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Хорол</text:p>
          </table:table-cell>
          <table:table-cell table:number-columns-repeated="1022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Чернухи</text:p>
          </table:table-cell>
          <table:table-cell table:number-columns-repeated="1022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Чутово</text:p>
          </table:table-cell>
          <table:table-cell table:number-columns-repeated="1022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Горбаков</text:p>
          </table:table-cell>
          <table:table-cell table:number-columns-repeated="1022"/>
        </table:table-row>
        <table:table-row table:style-name="ro1">
          <table:table-cell office:value-type="float" office:value="285" calcext:value-type="float">
            <text:p>285</text:p>
          </table:table-cell>
          <table:table-cell table:style-name="ce2" office:value-type="string" calcext:value-type="string">
            <text:p>Дубно</text:p>
          </table:table-cell>
          <table:table-cell table:number-columns-repeated="1022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Зоря</text:p>
          </table:table-cell>
          <table:table-cell table:number-columns-repeated="1022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Кузнецовск</text:p>
          </table:table-cell>
          <table:table-cell table:number-columns-repeated="1022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Ровно</text:p>
          </table:table-cell>
          <table:table-cell table:number-columns-repeated="1022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Ахтырка</text:p>
          </table:table-cell>
          <table:table-cell table:number-columns-repeated="1022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Калининское</text:p>
          </table:table-cell>
          <table:table-cell table:number-columns-repeated="1022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Комыши</text:p>
          </table:table-cell>
          <table:table-cell table:number-columns-repeated="1022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Конотоп</text:p>
          </table:table-cell>
          <table:table-cell table:number-columns-repeated="1022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Лебедин</text:p>
          </table:table-cell>
          <table:table-cell table:number-columns-repeated="1022"/>
        </table:table-row>
        <table:table-row table:style-name="ro1">
          <table:table-cell office:value-type="float" office:value="294" calcext:value-type="float">
            <text:p>294</text:p>
          </table:table-cell>
          <table:table-cell table:style-name="ce2" office:value-type="string" calcext:value-type="string">
            <text:p>Ромны</text:p>
          </table:table-cell>
          <table:table-cell table:number-columns-repeated="1022"/>
        </table:table-row>
        <table:table-row table:style-name="ro1">
          <table:table-cell office:value-type="float" office:value="295" calcext:value-type="float">
            <text:p>295</text:p>
          </table:table-cell>
          <table:table-cell table:style-name="ce2" office:value-type="string" calcext:value-type="string">
            <text:p>Сумы</text:p>
          </table:table-cell>
          <table:table-cell table:number-columns-repeated="1022"/>
        </table:table-row>
        <table:table-row table:style-name="ro1">
          <table:table-cell office:value-type="float" office:value="296" calcext:value-type="float">
            <text:p>296</text:p>
          </table:table-cell>
          <table:table-cell table:style-name="ce2" office:value-type="string" calcext:value-type="string">
            <text:p>Шостка</text:p>
          </table:table-cell>
          <table:table-cell table:number-columns-repeated="1022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Збараж</text:p>
          </table:table-cell>
          <table:table-cell table:number-columns-repeated="1022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Кременец</text:p>
          </table:table-cell>
          <table:table-cell table:number-columns-repeated="1022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Лановцы</text:p>
          </table:table-cell>
          <table:table-cell table:number-columns-repeated="1022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Почаев</text:p>
          </table:table-cell>
          <table:table-cell table:number-columns-repeated="1022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Тернополь</text:p>
          </table:table-cell>
          <table:table-cell table:number-columns-repeated="1022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Шумск</text:p>
          </table:table-cell>
          <table:table-cell table:number-columns-repeated="1022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Балаклея</text:p>
          </table:table-cell>
          <table:table-cell table:number-columns-repeated="1022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Волчанск</text:p>
          </table:table-cell>
          <table:table-cell table:number-columns-repeated="1022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Дергачи</text:p>
          </table:table-cell>
          <table:table-cell table:number-columns-repeated="1022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Змиев</text:p>
          </table:table-cell>
          <table:table-cell table:number-columns-repeated="1022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Изюм</text:p>
          </table:table-cell>
          <table:table-cell table:number-columns-repeated="1022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Коломак</text:p>
          </table:table-cell>
          <table:table-cell table:number-columns-repeated="1022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Комсомольское</text:p>
          </table:table-cell>
          <table:table-cell table:number-columns-repeated="1022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Красноград</text:p>
          </table:table-cell>
          <table:table-cell table:number-columns-repeated="1022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Купянск</text:p>
          </table:table-cell>
          <table:table-cell table:number-columns-repeated="1022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Лозовая</text:p>
          </table:table-cell>
          <table:table-cell table:number-columns-repeated="1022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Люботин</text:p>
          </table:table-cell>
          <table:table-cell table:number-columns-repeated="1022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Малиновка</text:p>
          </table:table-cell>
          <table:table-cell table:number-columns-repeated="1022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Первомайский</text:p>
          </table:table-cell>
          <table:table-cell table:number-columns-repeated="1022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Подворки</text:p>
          </table:table-cell>
          <table:table-cell table:number-columns-repeated="1022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Сахновщина</text:p>
          </table:table-cell>
          <table:table-cell table:number-columns-repeated="1022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Солоницевка</text:p>
          </table:table-cell>
          <table:table-cell table:number-columns-repeated="1022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Харьков</text:p>
          </table:table-cell>
          <table:table-cell table:number-columns-repeated="1022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Чугуев</text:p>
          </table:table-cell>
          <table:table-cell table:number-columns-repeated="1022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Эсхар</text:p>
          </table:table-cell>
          <table:table-cell table:number-columns-repeated="1022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Каховка</text:p>
          </table:table-cell>
          <table:table-cell table:number-columns-repeated="1022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Новая Каховка</text:p>
          </table:table-cell>
          <table:table-cell table:number-columns-repeated="1022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Херсон</text:p>
          </table:table-cell>
          <table:table-cell table:number-columns-repeated="1022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Чаплынка</text:p>
          </table:table-cell>
          <table:table-cell table:number-columns-repeated="1022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Белогорье</text:p>
          </table:table-cell>
          <table:table-cell table:number-columns-repeated="1022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Каменец-Подольский</text:p>
          </table:table-cell>
          <table:table-cell table:number-columns-repeated="1022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Красилов</text:p>
          </table:table-cell>
          <table:table-cell table:number-columns-repeated="1022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Нетишин</text:p>
          </table:table-cell>
          <table:table-cell table:number-columns-repeated="1022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Подволочиск</text:p>
          </table:table-cell>
          <table:table-cell table:number-columns-repeated="1022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Староконстантинов</text:p>
          </table:table-cell>
          <table:table-cell table:number-columns-repeated="1022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Хмельницкий</text:p>
          </table:table-cell>
          <table:table-cell table:number-columns-repeated="1022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Чемеровцы</text:p>
          </table:table-cell>
          <table:table-cell table:number-columns-repeated="1022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Шепетовка</text:p>
          </table:table-cell>
          <table:table-cell table:number-columns-repeated="1022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Белозорье</text:p>
          </table:table-cell>
          <table:table-cell table:number-columns-repeated="1022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Ватутино</text:p>
          </table:table-cell>
          <table:table-cell table:number-columns-repeated="1022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Золотоноша</text:p>
          </table:table-cell>
          <table:table-cell table:number-columns-repeated="1022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Канев</text:p>
          </table:table-cell>
          <table:table-cell table:number-columns-repeated="1022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Корсары</text:p>
          </table:table-cell>
          <table:table-cell table:number-columns-repeated="1022"/>
        </table:table-row>
        <table:table-row table:style-name="ro1">
          <table:table-cell office:value-type="float" office:value="340" calcext:value-type="float">
            <text:p>340</text:p>
          </table:table-cell>
          <table:table-cell table:style-name="ce2" office:value-type="string" calcext:value-type="string">
            <text:p>Корсунь-Шевченковский</text:p>
          </table:table-cell>
          <table:table-cell table:number-columns-repeated="1022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Крутьки</text:p>
          </table:table-cell>
          <table:table-cell table:number-columns-repeated="1022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Смела</text:p>
          </table:table-cell>
          <table:table-cell table:number-columns-repeated="1022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Умань</text:p>
          </table:table-cell>
          <table:table-cell table:number-columns-repeated="1022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Худяки</text:p>
          </table:table-cell>
          <table:table-cell table:number-columns-repeated="1022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Черкассы</text:p>
          </table:table-cell>
          <table:table-cell table:number-columns-repeated="1022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Чернобай</text:p>
          </table:table-cell>
          <table:table-cell table:number-columns-repeated="1022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Шпола</text:p>
          </table:table-cell>
          <table:table-cell table:number-columns-repeated="1022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Городня</text:p>
          </table:table-cell>
          <table:table-cell table:number-columns-repeated="1022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Ичня</text:p>
          </table:table-cell>
          <table:table-cell table:number-columns-repeated="1022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Мена</text:p>
          </table:table-cell>
          <table:table-cell table:number-columns-repeated="1022"/>
        </table:table-row>
        <table:table-row table:style-name="ro1">
          <table:table-cell office:value-type="float" office:value="351" calcext:value-type="float">
            <text:p>351</text:p>
          </table:table-cell>
          <table:table-cell table:style-name="ce2" office:value-type="string" calcext:value-type="string">
            <text:p>Нежин</text:p>
          </table:table-cell>
          <table:table-cell table:number-columns-repeated="1022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Прилуки</text:p>
          </table:table-cell>
          <table:table-cell table:number-columns-repeated="1022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Чернигов</text:p>
          </table:table-cell>
          <table:table-cell table:number-columns-repeated="1022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>Новоднестровск</text:p>
          </table:table-cell>
          <table:table-cell table:number-columns-repeated="1022"/>
        </table:table-row>
        <table:table-row table:style-name="ro1">
          <table:table-cell table:style-name="ce1" office:value-type="float" office:value="355" calcext:value-type="float">
            <text:p>355</text:p>
          </table:table-cell>
          <table:table-cell office:value-type="string" calcext:value-type="string">
            <text:p>Черновцы</text:p>
          </table:table-cell>
          <table:table-cell table:number-columns-repeated="1022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Авдеевка</text:p>
          </table:table-cell>
          <table:table-cell table:number-columns-repeated="1022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string" calcext:value-type="string">
            <text:p>Ананьев</text:p>
          </table:table-cell>
          <table:table-cell table:number-columns-repeated="1022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Арциз</text:p>
          </table:table-cell>
          <table:table-cell table:number-columns-repeated="1022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string" calcext:value-type="string">
            <text:p>Балта</text:p>
          </table:table-cell>
          <table:table-cell table:number-columns-repeated="1022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Баранинцы</text:p>
          </table:table-cell>
          <table:table-cell table:number-columns-repeated="1022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Бердычев</text:p>
          </table:table-cell>
          <table:table-cell table:number-columns-repeated="1022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Бершадь</text:p>
          </table:table-cell>
          <table:table-cell table:number-columns-repeated="1022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string" calcext:value-type="string">
            <text:p>Белое</text:p>
          </table:table-cell>
          <table:table-cell table:number-columns-repeated="1022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string" calcext:value-type="string">
            <text:p>Белокуракино</text:p>
          </table:table-cell>
          <table:table-cell table:number-columns-repeated="1022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>Белополье</text:p>
          </table:table-cell>
          <table:table-cell table:number-columns-repeated="1022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string" calcext:value-type="string">
            <text:p>Белореченское</text:p>
          </table:table-cell>
          <table:table-cell table:number-columns-repeated="1022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string" calcext:value-type="string">
            <text:p>Белоцерковка</text:p>
          </table:table-cell>
          <table:table-cell table:number-columns-repeated="1022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string" calcext:value-type="string">
            <text:p>Богдановка</text:p>
          </table:table-cell>
          <table:table-cell table:number-columns-repeated="1022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string" calcext:value-type="string">
            <text:p>Богуслав</text:p>
          </table:table-cell>
          <table:table-cell table:number-columns-repeated="1022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string" calcext:value-type="string">
            <text:p>Болехов</text:p>
          </table:table-cell>
          <table:table-cell table:number-columns-repeated="1022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string" calcext:value-type="string">
            <text:p>Бортничи</text:p>
          </table:table-cell>
          <table:table-cell table:number-columns-repeated="1022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string" calcext:value-type="string">
            <text:p>Борщев</text:p>
          </table:table-cell>
          <table:table-cell table:number-columns-repeated="1022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string" calcext:value-type="string">
            <text:p>Бровари</text:p>
          </table:table-cell>
          <table:table-cell table:number-columns-repeated="1022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string" calcext:value-type="string">
            <text:p>Брюховичи</text:p>
          </table:table-cell>
          <table:table-cell table:number-columns-repeated="1022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string" calcext:value-type="string">
            <text:p>Брянка</text:p>
          </table:table-cell>
          <table:table-cell table:number-columns-repeated="1022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string" calcext:value-type="string">
            <text:p>Буск</text:p>
          </table:table-cell>
          <table:table-cell table:number-columns-repeated="1022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string" calcext:value-type="string">
            <text:p>Бутенки</text:p>
          </table:table-cell>
          <table:table-cell table:number-columns-repeated="1022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string" calcext:value-type="string">
            <text:p>Большая Багачка</text:p>
          </table:table-cell>
          <table:table-cell table:number-columns-repeated="1022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string" calcext:value-type="string">
            <text:p>Большой Березной</text:p>
          </table:table-cell>
          <table:table-cell table:number-columns-repeated="1022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большой Бычаков</text:p>
          </table:table-cell>
          <table:table-cell table:number-columns-repeated="1022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string" calcext:value-type="string">
            <text:p>Вергуловка</text:p>
          </table:table-cell>
          <table:table-cell table:number-columns-repeated="1022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string" calcext:value-type="string">
            <text:p>Верещица</text:p>
          </table:table-cell>
          <table:table-cell table:number-columns-repeated="1022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string" calcext:value-type="string">
            <text:p>Выгода</text:p>
          </table:table-cell>
          <table:table-cell table:number-columns-repeated="1022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string" calcext:value-type="string">
            <text:p>Виноградов</text:p>
          </table:table-cell>
          <table:table-cell table:number-columns-repeated="1022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string" calcext:value-type="string">
            <text:p>Вита-Почтовая</text:p>
          </table:table-cell>
          <table:table-cell table:number-columns-repeated="1022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string" calcext:value-type="string">
            <text:p>Волноваха</text:p>
          </table:table-cell>
          <table:table-cell table:number-columns-repeated="1022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string" calcext:value-type="string">
            <text:p>Воловец</text:p>
          </table:table-cell>
          <table:table-cell table:number-columns-repeated="1022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string" calcext:value-type="string">
            <text:p>Владимирец</text:p>
          </table:table-cell>
          <table:table-cell table:number-columns-repeated="1022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string" calcext:value-type="string">
            <text:p>Ворзель</text:p>
          </table:table-cell>
          <table:table-cell table:number-columns-repeated="1022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string" calcext:value-type="string">
            <text:p>Воронеж</text:p>
          </table:table-cell>
          <table:table-cell table:number-columns-repeated="1022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string" calcext:value-type="string">
            <text:p>Гавришовка</text:p>
          </table:table-cell>
          <table:table-cell table:number-columns-repeated="1022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Гадяч</text:p>
          </table:table-cell>
          <table:table-cell table:number-columns-repeated="1022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Гельмязов</text:p>
          </table:table-cell>
          <table:table-cell table:number-columns-repeated="1022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string" calcext:value-type="string">
            <text:p>Георгеевка</text:p>
          </table:table-cell>
          <table:table-cell table:number-columns-repeated="1022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string" calcext:value-type="string">
            <text:p>Гневань</text:p>
          </table:table-cell>
          <table:table-cell table:number-columns-repeated="1022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Гоголево</text:p>
          </table:table-cell>
          <table:table-cell table:number-columns-repeated="1022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string" calcext:value-type="string">
            <text:p>Гоголев</text:p>
          </table:table-cell>
          <table:table-cell table:number-columns-repeated="1022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string" calcext:value-type="string">
            <text:p>Губник</text:p>
          </table:table-cell>
          <table:table-cell table:number-columns-repeated="1022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string" calcext:value-type="string">
            <text:p>Даниловка</text:p>
          </table:table-cell>
          <table:table-cell table:number-columns-repeated="1022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Диканька</text:p>
          </table:table-cell>
          <table:table-cell table:number-columns-repeated="1022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Димер</text:p>
          </table:table-cell>
          <table:table-cell table:number-columns-repeated="1022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Довге</text:p>
          </table:table-cell>
          <table:table-cell table:number-columns-repeated="1022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Долина</text:p>
          </table:table-cell>
          <table:table-cell table:number-columns-repeated="1022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Донское</text:p>
          </table:table-cell>
          <table:table-cell table:number-columns-repeated="1022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Дубляны</text:p>
          </table:table-cell>
          <table:table-cell table:number-columns-repeated="1022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Дубриничи</text:p>
          </table:table-cell>
          <table:table-cell table:number-columns-repeated="1022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Октябрьское</text:p>
          </table:table-cell>
          <table:table-cell table:number-columns-repeated="1022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Затока</text:p>
          </table:table-cell>
          <table:table-cell table:number-columns-repeated="1022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Звенигородка</text:p>
          </table:table-cell>
          <table:table-cell table:number-columns-repeated="1022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Зомогорье</text:p>
          </table:table-cell>
          <table:table-cell table:number-columns-repeated="1022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Зоринск</text:p>
          </table:table-cell>
          <table:table-cell table:number-columns-repeated="1022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string" calcext:value-type="string">
            <text:p>Ивано-благодатное</text:p>
          </table:table-cell>
          <table:table-cell table:number-columns-repeated="1022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string" calcext:value-type="string">
            <text:p>Илличевск</text:p>
          </table:table-cell>
          <table:table-cell table:number-columns-repeated="1022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string" calcext:value-type="string">
            <text:p>Калита</text:p>
          </table:table-cell>
          <table:table-cell table:number-columns-repeated="1022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Камянец-Подольский</text:p>
          </table:table-cell>
          <table:table-cell table:number-columns-repeated="1022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string" calcext:value-type="string">
            <text:p>Каменка</text:p>
          </table:table-cell>
          <table:table-cell table:number-columns-repeated="1022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string" calcext:value-type="string">
            <text:p>Капитановка</text:p>
          </table:table-cell>
          <table:table-cell table:number-columns-repeated="1022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string" calcext:value-type="string">
            <text:p>Карпаты</text:p>
          </table:table-cell>
          <table:table-cell table:number-columns-repeated="1022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string" calcext:value-type="string">
            <text:p>Кваси</text:p>
          </table:table-cell>
          <table:table-cell table:number-columns-repeated="1022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Керецки</text:p>
          </table:table-cell>
          <table:table-cell table:number-columns-repeated="1022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Кировск</text:p>
          </table:table-cell>
          <table:table-cell table:number-columns-repeated="1022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string" calcext:value-type="string">
            <text:p>Кицмань</text:p>
          </table:table-cell>
          <table:table-cell table:number-columns-repeated="1022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string" calcext:value-type="string">
            <text:p>Клячановое</text:p>
          </table:table-cell>
          <table:table-cell table:number-columns-repeated="1022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string" calcext:value-type="string">
            <text:p>Кобеляки</text:p>
          </table:table-cell>
          <table:table-cell table:number-columns-repeated="1022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string" calcext:value-type="string">
            <text:p>Козельщина</text:p>
          </table:table-cell>
          <table:table-cell table:number-columns-repeated="1022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string" calcext:value-type="string">
            <text:p>Козятин</text:p>
          </table:table-cell>
          <table:table-cell table:number-columns-repeated="1022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string" calcext:value-type="string">
            <text:p>Комсомольськ</text:p>
          </table:table-cell>
          <table:table-cell table:number-columns-repeated="1022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string" calcext:value-type="string">
            <text:p>Косов</text:p>
          </table:table-cell>
          <table:table-cell table:number-columns-repeated="1022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string" calcext:value-type="string">
            <text:p>Костополь</text:p>
          </table:table-cell>
          <table:table-cell table:number-columns-repeated="1022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string" calcext:value-type="string">
            <text:p>Красноселка</text:p>
          </table:table-cell>
          <table:table-cell table:number-columns-repeated="1022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string" calcext:value-type="string">
            <text:p>Кременная</text:p>
          </table:table-cell>
          <table:table-cell table:number-columns-repeated="1022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string" calcext:value-type="string">
            <text:p>Крыжополь</text:p>
          </table:table-cell>
          <table:table-cell table:number-columns-repeated="1022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string" calcext:value-type="string">
            <text:p>Куликов</text:p>
          </table:table-cell>
          <table:table-cell table:number-columns-repeated="1022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string" calcext:value-type="string">
            <text:p>Ладыжин</text:p>
          </table:table-cell>
          <table:table-cell table:number-columns-repeated="1022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string" calcext:value-type="string">
            <text:p>Ланная</text:p>
          </table:table-cell>
          <table:table-cell table:number-columns-repeated="1022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string" calcext:value-type="string">
            <text:p>Липовец</text:p>
          </table:table-cell>
          <table:table-cell table:number-columns-repeated="1022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string" calcext:value-type="string">
            <text:p>Лысянка</text:p>
          </table:table-cell>
          <table:table-cell table:number-columns-repeated="1022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string" calcext:value-type="string">
            <text:p>Малая Даниловна</text:p>
          </table:table-cell>
          <table:table-cell table:number-columns-repeated="1022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string" calcext:value-type="string">
            <text:p>Малехов</text:p>
          </table:table-cell>
          <table:table-cell table:number-columns-repeated="1022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string" calcext:value-type="string">
            <text:p>Малин</text:p>
          </table:table-cell>
          <table:table-cell table:number-columns-repeated="1022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string" calcext:value-type="string">
            <text:p>Марковка</text:p>
          </table:table-cell>
          <table:table-cell table:number-columns-repeated="1022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string" calcext:value-type="string">
            <text:p>Минай</text:p>
          </table:table-cell>
          <table:table-cell table:number-columns-repeated="1022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string" calcext:value-type="string">
            <text:p>Мирное</text:p>
          </table:table-cell>
          <table:table-cell table:number-columns-repeated="1022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string" calcext:value-type="string">
            <text:p>Мирогоща</text:p>
          </table:table-cell>
          <table:table-cell table:number-columns-repeated="1022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string" calcext:value-type="string">
            <text:p>Межгорье</text:p>
          </table:table-cell>
          <table:table-cell table:number-columns-repeated="1022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string" calcext:value-type="string">
            <text:p>Милово</text:p>
          </table:table-cell>
          <table:table-cell table:number-columns-repeated="1022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string" calcext:value-type="string">
            <text:p>Молодогвардейськ</text:p>
          </table:table-cell>
          <table:table-cell table:number-columns-repeated="1022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string" calcext:value-type="string">
            <text:p>Моршин</text:p>
          </table:table-cell>
          <table:table-cell table:number-columns-repeated="1022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string" calcext:value-type="string">
            <text:p>Немиров</text:p>
          </table:table-cell>
          <table:table-cell table:number-columns-repeated="1022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string" calcext:value-type="string">
            <text:p>Новоайдар</text:p>
          </table:table-cell>
          <table:table-cell table:number-columns-repeated="1022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string" calcext:value-type="string">
            <text:p>Новоамбросеевка</text:p>
          </table:table-cell>
          <table:table-cell table:number-columns-repeated="1022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string" calcext:value-type="string">
            <text:p>Новомиргород</text:p>
          </table:table-cell>
          <table:table-cell table:number-columns-repeated="1022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string" calcext:value-type="string">
            <text:p>Новопсков</text:p>
          </table:table-cell>
          <table:table-cell table:number-columns-repeated="1022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string" calcext:value-type="string">
            <text:p>Новоселица</text:p>
          </table:table-cell>
          <table:table-cell table:number-columns-repeated="1022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string" calcext:value-type="string">
            <text:p>Овидиополь</text:p>
          </table:table-cell>
          <table:table-cell table:number-columns-repeated="1022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string" calcext:value-type="string">
            <text:p>Опешня</text:p>
          </table:table-cell>
          <table:table-cell table:number-columns-repeated="1022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string" calcext:value-type="string">
            <text:p>Острог</text:p>
          </table:table-cell>
          <table:table-cell table:number-columns-repeated="1022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string" calcext:value-type="string">
            <text:p>Охтырка</text:p>
          </table:table-cell>
          <table:table-cell table:number-columns-repeated="1022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string" calcext:value-type="string">
            <text:p>Перечин</text:p>
          </table:table-cell>
          <table:table-cell table:number-columns-repeated="1022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string" calcext:value-type="string">
            <text:p>Петрики</text:p>
          </table:table-cell>
          <table:table-cell table:number-columns-repeated="1022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string" calcext:value-type="string">
            <text:p>Петровка-Роменская</text:p>
          </table:table-cell>
          <table:table-cell table:number-columns-repeated="1022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string" calcext:value-type="string">
            <text:p>Петровское</text:p>
          </table:table-cell>
          <table:table-cell table:number-columns-repeated="1022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string" calcext:value-type="string">
            <text:p>Петропавловская Борщаговка</text:p>
          </table:table-cell>
          <table:table-cell table:number-columns-repeated="1022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string" calcext:value-type="string">
            <text:p>Поляна</text:p>
          </table:table-cell>
          <table:table-cell table:number-columns-repeated="1022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string" calcext:value-type="string">
            <text:p>Поляница</text:p>
          </table:table-cell>
          <table:table-cell table:number-columns-repeated="1022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string" calcext:value-type="string">
            <text:p>Попасная</text:p>
          </table:table-cell>
          <table:table-cell table:number-columns-repeated="1022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string" calcext:value-type="string">
            <text:p>Пристромы</text:p>
          </table:table-cell>
          <table:table-cell table:number-columns-repeated="1022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string" calcext:value-type="string">
            <text:p>Рава-Русская</text:p>
          </table:table-cell>
          <table:table-cell table:number-columns-repeated="1022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string" calcext:value-type="string">
            <text:p>Радомышль</text:p>
          </table:table-cell>
          <table:table-cell table:number-columns-repeated="1022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string" calcext:value-type="string">
            <text:p>Рахов</text:p>
          </table:table-cell>
          <table:table-cell table:number-columns-repeated="1022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string" calcext:value-type="string">
            <text:p>Рени</text:p>
          </table:table-cell>
          <table:table-cell table:number-columns-repeated="1022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string" calcext:value-type="string">
            <text:p>Ровное</text:p>
          </table:table-cell>
          <table:table-cell table:number-columns-repeated="1022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string" calcext:value-type="string">
            <text:p>Россошенцы</text:p>
          </table:table-cell>
          <table:table-cell table:number-columns-repeated="1022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string" calcext:value-type="string">
            <text:p>Роакитное</text:p>
          </table:table-cell>
          <table:table-cell table:number-columns-repeated="1022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string" calcext:value-type="string">
            <text:p>Самбир</text:p>
          </table:table-cell>
          <table:table-cell table:number-columns-repeated="1022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string" calcext:value-type="string">
            <text:p>Сарны</text:p>
          </table:table-cell>
          <table:table-cell table:number-columns-repeated="1022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string" calcext:value-type="string">
            <text:p>Сватовое</text:p>
          </table:table-cell>
          <table:table-cell table:number-columns-repeated="1022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string" calcext:value-type="string">
            <text:p>Синяк</text:p>
          </table:table-cell>
          <table:table-cell table:number-columns-repeated="1022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string" calcext:value-type="string">
            <text:p>Скадовск</text:p>
          </table:table-cell>
          <table:table-cell table:number-columns-repeated="1022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string" calcext:value-type="string">
            <text:p>Славутич</text:p>
          </table:table-cell>
          <table:table-cell table:number-columns-repeated="1022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string" calcext:value-type="string">
            <text:p>Соломоново</text:p>
          </table:table-cell>
          <table:table-cell table:number-columns-repeated="1022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string" calcext:value-type="string">
            <text:p>Солотвино</text:p>
          </table:table-cell>
          <table:table-cell table:number-columns-repeated="1022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string" calcext:value-type="string">
            <text:p>Софиевская Борщаговка</text:p>
          </table:table-cell>
          <table:table-cell table:number-columns-repeated="1022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string" calcext:value-type="string">
            <text:p>Станица Луганская</text:p>
          </table:table-cell>
          <table:table-cell table:number-columns-repeated="1022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string" calcext:value-type="string">
            <text:p>Станично-Луганское</text:p>
          </table:table-cell>
          <table:table-cell table:number-columns-repeated="1022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string" calcext:value-type="string">
            <text:p>Старые Петровци</text:p>
          </table:table-cell>
          <table:table-cell table:number-columns-repeated="1022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string" calcext:value-type="string">
            <text:p>Старобольськ</text:p>
          </table:table-cell>
          <table:table-cell table:number-columns-repeated="1022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string" calcext:value-type="string">
            <text:p>Стрижавка</text:p>
          </table:table-cell>
          <table:table-cell table:number-columns-repeated="1022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string" calcext:value-type="string">
            <text:p>Сухой Лиман</text:p>
          </table:table-cell>
          <table:table-cell table:number-columns-repeated="1022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string" calcext:value-type="string">
            <text:p>Суходольск</text:p>
          </table:table-cell>
          <table:table-cell table:number-columns-repeated="1022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string" calcext:value-type="string">
            <text:p>Сходница</text:p>
          </table:table-cell>
          <table:table-cell table:number-columns-repeated="1022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string" calcext:value-type="string">
            <text:p>Татарбунары</text:p>
          </table:table-cell>
          <table:table-cell table:number-columns-repeated="1022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string" calcext:value-type="string">
            <text:p>Терешки</text:p>
          </table:table-cell>
          <table:table-cell table:number-columns-repeated="1022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string" calcext:value-type="string">
            <text:p>Тивров</text:p>
          </table:table-cell>
          <table:table-cell table:number-columns-repeated="1022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string" calcext:value-type="string">
            <text:p>Тлумач</text:p>
          </table:table-cell>
          <table:table-cell table:number-columns-repeated="1022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string" calcext:value-type="string">
            <text:p>Троицькое</text:p>
          </table:table-cell>
          <table:table-cell table:number-columns-repeated="1022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string" calcext:value-type="string">
            <text:p>Трудовое</text:p>
          </table:table-cell>
          <table:table-cell table:number-columns-repeated="1022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string" calcext:value-type="string">
            <text:p>Усатов</text:p>
          </table:table-cell>
          <table:table-cell table:number-columns-repeated="1022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string" calcext:value-type="string">
            <text:p>Цибли</text:p>
          </table:table-cell>
          <table:table-cell table:number-columns-repeated="1022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Цюрупинск</text:p>
          </table:table-cell>
          <table:table-cell table:number-columns-repeated="1022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string" calcext:value-type="string">
            <text:p>Чабаны</text:p>
          </table:table-cell>
          <table:table-cell table:number-columns-repeated="1022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Краснозаводское</text:p>
          </table:table-cell>
          <table:table-cell table:number-columns-repeated="1022"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string" calcext:value-type="string">
            <text:p>Черкасы</text:p>
          </table:table-cell>
          <table:table-cell table:number-columns-repeated="1022"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string" calcext:value-type="string">
            <text:p>Черкасска Лозовая</text:p>
          </table:table-cell>
          <table:table-cell table:number-columns-repeated="1022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string" calcext:value-type="string">
            <text:p>Черновци</text:p>
          </table:table-cell>
          <table:table-cell table:number-columns-repeated="1022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Чоп</text:p>
          </table:table-cell>
          <table:table-cell table:number-columns-repeated="1022"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string" calcext:value-type="string">
            <text:p>Чорнобай</text:p>
          </table:table-cell>
          <table:table-cell table:number-columns-repeated="1022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string" calcext:value-type="string">
            <text:p>Чернотисов</text:p>
          </table:table-cell>
          <table:table-cell table:number-columns-repeated="1022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Чертков</text:p>
          </table:table-cell>
          <table:table-cell table:number-columns-repeated="1022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Шаян</text:p>
          </table:table-cell>
          <table:table-cell table:number-columns-repeated="1022"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string" calcext:value-type="string">
            <text:p>Шишаки</text:p>
          </table:table-cell>
          <table:table-cell table:number-columns-repeated="1022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Щасливое</text:p>
          </table:table-cell>
          <table:table-cell table:number-columns-repeated="1022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Щастье</text:p>
          </table:table-cell>
          <table:table-cell table:number-columns-repeated="1022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Юбилейное</text:p>
          </table:table-cell>
          <table:table-cell table:number-columns-repeated="1022"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string" calcext:value-type="string">
            <text:p>Юбилейный</text:p>
          </table:table-cell>
          <table:table-cell table:number-columns-repeated="1022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string" calcext:value-type="string">
            <text:p>Южное</text:p>
          </table:table-cell>
          <table:table-cell table:number-columns-repeated="1022"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string" calcext:value-type="string">
            <text:p>Якушинцы</text:p>
          </table:table-cell>
          <table:table-cell table:number-columns-repeated="1022"/>
        </table:table-row>
        <table:table-row table:style-name="ro1" table:number-rows-repeated="10480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ист2" table:style-name="ta2">
        <table:table-column table:style-name="co1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Лист3" table:style-name="ta3">
        <table:table-column table:style-name="co1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integer-digits="3" number:min-exponent-digits="1"/>
    </number:number-style>
    <number:currency-style style:name="N10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0P0"/>
    </number:currency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3P0"/>
    </number:currency-style>
    <number:date-style style:name="N10124" number:language="en" number:country="US">
      <number:month/>
      <number:text>/</number:text>
      <number:day/>
      <number:text>/</number:text>
      <number:year number:style="long"/>
    </number:date-style>
    <number:date-style style:name="N10125" number:language="en" number:country="US">
      <number:day/>
      <number:text>-</number:text>
      <number:month number:textual="true"/>
      <number:text>-</number:text>
      <number:year/>
    </number:date-style>
    <number:date-style style:name="N10126" number:language="en" number:country="US">
      <number:day/>
      <number:text>-</number:text>
      <number:month number:textual="true"/>
    </number:date-style>
    <number:date-style style:name="N10127" number:language="en" number:country="US">
      <number:month number:textual="true"/>
      <number:text>-</number:text>
      <number:year/>
    </number:date-style>
    <number:time-style style:name="N10128" number:language="en" number:country="US">
      <number:hours/>
      <number:text>:</number:text>
      <number:minutes number:style="long"/>
      <number:text> </number:text>
      <number:am-pm/>
    </number:time-style>
    <number:time-style style:name="N10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3P0" style:volatile="true" number:language="en" number:country="US">
      <number:number number:decimal-places="0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0135P1" style:volatile="true" number:language="en" number:country="US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35P2" style:volatile="true" number:language="en" number:country="US">
      <number:text> </number:text>
      <loext:fill-character> </loext:fill-character>
      <number:text>- </number:text>
    </number:number-style>
    <number:text-style style:name="N10135" number:language="en" number:country="US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currency-style style:name="N10136P0" style:volatile="true" number:language="en" number:country="US">
      <number:text> </number:text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36P1" style:volatile="true" number:language="en" number:country="US">
      <number:text> </number:text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36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37P0" style:volatile="true" number:language="en" number:country="US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0137P1" style:volatile="true" number:language="en" number:country="US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37P2" style:volatile="true" number:language="en" number:country="US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currency-style style:name="N10138P0" style:volatile="true" number:language="en" number:country="US">
      <number:text> </number:text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38P1" style:volatile="true" number:language="en" number:country="US">
      <number:text> </number:text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38P2" style:volatile="true" number:language="en" number:country="US">
      <number:text> </number:text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Лист2" style:display-name="PageStyle_Лист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Лист3" style:display-name="PageStyle_Лист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esh</meta:initial-creator>
    <meta:creation-date>2014-10-12T09:41:53</meta:creation-date>
    <dc:date>2014-10-12T23:28:34.202223859</dc:date>
    <meta:generator>LibreOffice/4.2.6.3$Linux_X86_64 LibreOffice_project/420m0$Build-3</meta:generator>
    <meta:document-statistic meta:table-count="3" meta:cell-count="1036" meta:object-count="0"/>
    <meta:user-defined meta:name="AppVersion">14.0300</meta:user-defined>
    <meta:user-defined meta:name="Company">SPecialiST RePack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